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5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54cm"/>
    </style:style>
    <style:style style:name="gr10" style:family="graphic" style:parent-style-name="standard">
      <style:graphic-properties draw:stroke="none" svg:stroke-color="#000000" draw:fill="none" draw:fill-color="#ffffff" fo:min-height="2.159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objectwithoutfill">
      <style:graphic-properties draw:stroke="solid" svg:stroke-color="#ffffff" draw:fill="none" draw:textarea-vertical-align="midd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1pt" style:font-size-asian="11pt" style:font-size-complex="11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4.572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64cm" svg:height="4.064cm" svg:x="9.89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83cm" svg:height="2.54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4.445cm" svg:x="16.24cm" svg:y="3.54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9cm" svg:y1="5.318cm" svg:x2="7.35cm" svg:y2="5.318cm">
          <text:p/>
        </draw:line>
        <draw:line draw:style-name="gr3" draw:text-style-name="P1" draw:layer="layout" svg:x1="11.795cm" svg:y1="7.604cm" svg:x2="11.795cm" svg:y2="9.89cm">
          <text:p/>
        </draw:line>
        <draw:line draw:style-name="gr3" draw:text-style-name="P1" draw:layer="layout" svg:x1="16.24cm" svg:y1="5.445cm" svg:x2="13.954cm" svg:y2="5.445cm">
          <text:p/>
        </draw:line>
        <draw:frame draw:style-name="gr4" draw:text-style-name="P3" draw:layer="layout" svg:width="0.635cm" svg:height="0.806cm" svg:x="7.477cm" svg:y="4.348cm">
          <draw:text-box>
            <text:p><text:span text:style-name="T2">1</text:span></text:p>
          </draw:text-box>
        </draw:frame>
        <draw:frame draw:style-name="gr4" draw:text-style-name="P3" draw:layer="layout" svg:width="0.762cm" svg:height="0.806cm" svg:x="14.081cm" svg:y="4.575cm">
          <draw:text-box>
            <text:p><text:span text:style-name="T2">1</text:span></text:p>
          </draw:text-box>
        </draw:frame>
        <draw:frame draw:style-name="gr5" draw:text-style-name="P3" draw:layer="layout" svg:width="0.835cm" svg:height="0.835cm" svg:x="11.849cm" svg:y="8.801cm">
          <draw:text-box>
            <text:p><text:span text:style-name="T2">1</text:span></text:p>
          </draw:text-box>
        </draw:frame>
        <draw:frame draw:style-name="gr4" draw:text-style-name="P3" draw:layer="layout" svg:width="0.762cm" svg:height="0.806cm" svg:x="9.001cm" svg:y="4.402cm">
          <draw:text-box>
            <text:p><text:span text:style-name="T2">*</text:span></text:p>
          </draw:text-box>
        </draw:frame>
        <draw:frame draw:style-name="gr4" draw:text-style-name="P3" draw:layer="layout" svg:width="0.762cm" svg:height="0.806cm" svg:x="15.351cm" svg:y="4.629cm">
          <draw:text-box>
            <text:p><text:span text:style-name="T2">*</text:span></text:p>
          </draw:text-box>
        </draw:frame>
        <draw:frame draw:style-name="gr4" draw:text-style-name="P3" draw:layer="layout" svg:width="0.762cm" svg:height="0.806cm" svg:x="11.822cm" svg:y="7.604cm">
          <draw:text-box>
            <text:p><text:span text:style-name="T2">*</text:span></text:p>
          </draw:text-box>
        </draw:frame>
        <draw:frame draw:style-name="gr6" draw:text-style-name="P5" draw:layer="layout" svg:width="3.556cm" svg:height="3.338cm" svg:x="3.64cm" svg:y="4.79cm">
          <draw:text-box>
            <text:p text:style-name="P4"><text:span text:style-name="T3">ID:Integer</text:span></text:p>
            <text:p text:style-name="P4"><text:span text:style-name="T3">First Name:String</text:span></text:p>
            <text:p text:style-name="P4"><text:span text:style-name="T3">Last Name:String</text:span></text:p>
            <text:p text:style-name="P4"><text:span text:style-name="T3">Address:String</text:span></text:p>
            <text:p text:style-name="P4"><text:span text:style-name="T3">City:String</text:span></text:p>
            <text:p text:style-name="P4"><text:span text:style-name="T3">Phone:String</text:span></text:p>
            <text:p text:style-name="P4"><text:span text:style-name="T3">Email:String</text:span></text:p>
          </draw:text-box>
        </draw:frame>
        <draw:frame draw:style-name="gr7" draw:text-style-name="P6" draw:layer="layout" svg:width="2.043cm" svg:height="0.806cm" svg:x="4.472cm" svg:y="3.623cm">
          <draw:text-box>
            <text:p><text:span text:style-name="T4">Owner</text:span></text:p>
          </draw:text-box>
        </draw:frame>
        <draw:line draw:style-name="gr8" draw:text-style-name="P1" draw:layer="layout" svg:x1="3.54cm" svg:y1="4.556cm" svg:x2="7.35cm" svg:y2="4.556cm">
          <text:p/>
        </draw:line>
        <draw:frame draw:style-name="gr9" draw:text-style-name="P5" draw:layer="layout" svg:width="3.937cm" svg:height="2.79cm" svg:x="9.99cm" svg:y="4.76cm">
          <draw:text-box>
            <text:p text:style-name="P4"><text:span text:style-name="T5">ID:Integer</text:span></text:p>
            <text:p text:style-name="P4"><text:span text:style-name="T5">Owner ID:Integer</text:span></text:p>
            <text:p text:style-name="P4"><text:span text:style-name="T5">Type:Integer</text:span></text:p>
            <text:p text:style-name="P4"><text:span text:style-name="T5">Name:String</text:span></text:p>
            <text:p text:style-name="P4"><text:span text:style-name="T5">Birth date:Date</text:span></text:p>
          </draw:text-box>
        </draw:frame>
        <draw:frame draw:style-name="gr4" draw:text-style-name="P6" draw:layer="layout" svg:width="1.524cm" svg:height="0.806cm" svg:x="11.16cm" svg:y="3.64cm">
          <draw:text-box>
            <text:p><text:span text:style-name="T4">Pet</text:span></text:p>
          </draw:text-box>
        </draw:frame>
        <draw:line draw:style-name="gr8" draw:text-style-name="P1" draw:layer="layout" svg:x1="9.89cm" svg:y1="4.556cm" svg:x2="13.949cm" svg:y2="4.555cm">
          <text:p/>
        </draw:line>
        <draw:frame draw:style-name="gr10" draw:text-style-name="P5" draw:layer="layout" svg:width="3.937cm" svg:height="2.897cm" svg:x="16.24cm" svg:y="4.937cm">
          <draw:text-box>
            <text:p text:style-name="P4"><text:span text:style-name="T6">ID:Integer</text:span></text:p>
            <text:p text:style-name="P4"><text:span text:style-name="T6">Pet ID:Integer</text:span></text:p>
            <text:p text:style-name="P4"><text:span text:style-name="T6">From Date:Date</text:span></text:p>
            <text:p text:style-name="P4"><text:span text:style-name="T6">To Date:Date</text:span></text:p>
            <text:p text:style-name="P4"><text:span text:style-name="T6">Description:String</text:span></text:p>
            <text:p text:style-name="P4"><text:span text:style-name="T6">IsPaid:Boolean</text:span></text:p>
          </draw:text-box>
        </draw:frame>
        <draw:frame draw:style-name="gr11" draw:text-style-name="P6" draw:layer="layout" svg:width="2.032cm" svg:height="0.889cm" svg:x="17.029cm" svg:y="3.64cm">
          <draw:text-box>
            <text:p text:style-name="P1"><text:span text:style-name="T4">Visit</text:span></text:p>
          </draw:text-box>
        </draw:frame>
        <draw:line draw:style-name="gr8" draw:text-style-name="P1" draw:layer="layout" svg:x1="16.29cm" svg:y1="4.556cm" svg:x2="19.923cm" svg:y2="4.556cm">
          <text:p/>
        </draw:line>
        <draw:frame draw:style-name="gr12" draw:text-style-name="P5" draw:layer="layout" svg:width="3.175cm" svg:height="1.27cm" svg:x="10.071cm" svg:y="11.16cm">
          <draw:text-box>
            <text:p text:style-name="P4"><text:span text:style-name="T6">ID:Integer</text:span></text:p>
            <text:p text:style-name="P4"><text:span text:style-name="T6">Name:String</text:span></text:p>
          </draw:text-box>
        </draw:frame>
        <draw:frame draw:style-name="gr7" draw:text-style-name="P6" draw:layer="layout" svg:width="2.526cm" svg:height="0.806cm" svg:x="10.525cm" svg:y="10.017cm">
          <draw:text-box>
            <text:p><text:span text:style-name="T4">Pet Type</text:span></text:p>
          </draw:text-box>
        </draw:frame>
        <draw:line draw:style-name="gr8" draw:text-style-name="P1" draw:layer="layout" svg:x1="9.89cm" svg:y1="10.955cm" svg:x2="13.523cm" svg:y2="10.955cm">
          <text:p/>
        </draw:line>
        <draw:line draw:style-name="gr13" draw:text-style-name="P1" draw:layer="layout" svg:x1="9.89cm" svg:y1="12.684cm" svg:x2="13.573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v </meta:initial-creator>
    <meta:creation-date>2013-08-06T15:54:07</meta:creation-date>
    <dc:date>2015-04-27T12:41:12.504233563</dc:date>
    <meta:editing-duration>PT6M23S</meta:editing-duration>
    <meta:editing-cycles>6</meta:editing-cycles>
    <meta:generator>LibreOffice/4.2.7.2$Linux_X86_64 LibreOffice_project/420m0$Build-2</meta:generator>
    <meta:document-statistic meta:object-count="26"/>
  </office:meta>
</office:document-meta>
</file>